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3.4661in"/>
    </style:style>
    <style:style style:name="co7" style:family="table-column">
      <style:table-column-properties fo:break-before="auto" style:column-width="3.4126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tgoslo_norbe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eval_lo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v_test</text:p>
          </table:table-cell>
          <table:table-cell office:value-type="string" calcext:value-type="string">
            <text:p>training_epochs</text:p>
          </table:table-cell>
          <table:table-cell office:value-type="string" calcext:value-type="string">
            <text:p>transformer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ata/spaceseparated/norec_fine/norec_fine_train.conll</text:p>
          </table:table-cell>
          <table:table-cell office:value-type="string" calcext:value-type="string">
            <text:p>data/spaceseparated/norec_fine/norec_fine_dev.con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tgoslo/norbert</text:p>
          </table:table-cell>
        </table:table-row>
        <table:table-row table:style-name="ro1">
          <table:table-cell/>
          <table:table-cell office:value-type="float" office:value="0.377985179397911" calcext:value-type="float">
            <text:p>0.377985179397911</text:p>
          </table:table-cell>
          <table:table-cell office:value-type="float" office:value="0.386563876651982" calcext:value-type="float">
            <text:p>0.386563876651982</text:p>
          </table:table-cell>
          <table:table-cell office:value-type="float" office:value="0.400228050171038" calcext:value-type="float">
            <text:p>0.400228050171038</text:p>
          </table:table-cell>
          <table:table-cell office:value-type="float" office:value="0.39327731092437" calcext:value-type="float">
            <text:p>0.39327731092437</text:p>
          </table:table-cell>
          <table:table-cell office:value-type="string" calcext:value-type="string">
            <text:p>data/spaceseparated/norec_fine/norec_fine_train.conll</text:p>
          </table:table-cell>
          <table:table-cell office:value-type="string" calcext:value-type="string">
            <text:p>data/spaceseparated/norec_fine/norec_fine_dev.con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rt-base-multilingual-cased</text:p>
          </table:table-cell>
        </table:table-row>
        <table:table-row table:style-name="ro1">
          <table:table-cell/>
          <table:table-cell office:value-type="float" office:value="0.176103966649255" calcext:value-type="float">
            <text:p>0.176103966649255</text:p>
          </table:table-cell>
          <table:table-cell office:value-type="float" office:value="0.500561167227834" calcext:value-type="float">
            <text:p>0.500561167227834</text:p>
          </table:table-cell>
          <table:table-cell office:value-type="float" office:value="0.508551881413911" calcext:value-type="float">
            <text:p>0.508551881413911</text:p>
          </table:table-cell>
          <table:table-cell office:value-type="float" office:value="0.504524886877828" calcext:value-type="float">
            <text:p>0.504524886877828</text:p>
          </table:table-cell>
          <table:table-cell office:value-type="string" calcext:value-type="string">
            <text:p>data/spaceseparated/norec_fine/norec_fine_train.conll</text:p>
          </table:table-cell>
          <table:table-cell office:value-type="string" calcext:value-type="string">
            <text:p>data/spaceseparated/norec_fine/norec_fine_dev.con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bAiLab/nb-bert-b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8T21:24:20.475111504</dc:date>
    <meta:editing-duration>PT2M15S</meta:editing-duration>
    <meta:editing-cycles>1</meta:editing-cycles>
    <meta:document-statistic meta:table-count="1" meta:cell-count="32" meta:object-count="0"/>
    <meta:generator>LibreOffice/6.4.7.2$Linux_X86_64 LibreOffice_project/40$Build-2</meta:generator>
  </office:meta>
</office:document-meta>
</file>